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60pt" style:font-size-asian="60pt" style:font-size-complex="60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family="'Arial Black'" style:font-family-generic="swiss" style:font-pitch="variable" fo:font-size="66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2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1" draw:layer="layout" svg:width="28cm" svg:height="21cm" svg:x="0cm" svg:y="0cm" presentation:class="title" presentation:user-transformed="true">
          <draw:text-box>
            <text:p text:style-name="P1"><text:span text:style-name="T1">Bo góry mogą ustąpić,</text:span><text:span text:style-name="T1"><text:line-break/></text:span><text:span text:style-name="T1">bo góry mogą ustąpić</text:span><text:span text:style-name="T1"><text:line-break/></text:span><text:span text:style-name="T1">i pagórki</text:span><text:span text:style-name="T1"><text:line-break/></text:span><text:span text:style-name="T1">się zachwia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3"><text:span text:style-name="T2">Ale miłość Moja,</text:span><text:span text:style-name="T2"><text:line-break/></text:span><text:span text:style-name="T2">miłość Moja</text:span><text:span text:style-name="T2"><text:line-break/></text:span><text:span text:style-name="T2">nigdy nie odstąpi</text:span><text:span text:style-name="T2"><text:line-break/></text:span><text:span text:style-name="T2">od ciebie </text:span><text:span text:style-name="T2"><text:line-break/></text:span><text:span text:style-name="T2">- mówi Pan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5-21T13:46:03</meta:creation-date>
    <dc:date>2013-05-14T18:41:05.69</dc:date>
    <dc:language>pl-PL</dc:language>
    <meta:editing-cycles>10</meta:editing-cycles>
    <meta:editing-duration>PT37M18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